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212cm" loext:contextual-spacing="true" fo:line-height="100%" fo:text-align="justify" style:justify-single-word="false" fo:text-indent="0cm" style:auto-text-indent="false"/>
      <style:text-properties officeooo:rsid="0010afc0" officeooo:paragraph-rsid="0010afc0"/>
    </style:style>
    <style:style style:name="P2" style:family="paragraph" style:parent-style-name="List_20_Paragraph"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/>
      <style:text-properties officeooo:rsid="000e023d" officeooo:paragraph-rsid="000f6812"/>
    </style:style>
    <style:style style:name="P3" style:family="paragraph" style:parent-style-name="Standard">
      <loext:graphic-properties draw:fill="solid" draw:fill-color="#ffffff"/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 fo:background-color="#ffffff"/>
      <style:text-properties officeooo:rsid="00111fee" officeooo:paragraph-rsid="00111fee"/>
    </style:style>
    <style:style style:name="P4" style:family="paragraph" style:parent-style-name="Standard">
      <style:text-properties officeooo:rsid="000e023d" officeooo:paragraph-rsid="000e023d"/>
    </style:style>
    <style:style style:name="P5" style:family="paragraph" style:parent-style-name="Standard">
      <style:text-properties officeooo:rsid="000e023d" officeooo:paragraph-rsid="0010afc0"/>
    </style:style>
    <style:style style:name="P6" style:family="paragraph" style:parent-style-name="Standard">
      <style:text-properties fo:font-weight="bold" officeooo:rsid="0010afc0" officeooo:paragraph-rsid="0010afc0" style:font-weight-asian="bold" style:font-weight-complex="bold"/>
    </style:style>
    <style:style style:name="P7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font-size="12pt" fo:font-weight="bold" officeooo:rsid="000e023d" officeooo:paragraph-rsid="000e023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font-size="12pt" fo:font-weight="bold" officeooo:rsid="001b7e8c" officeooo:paragraph-rsid="001b7e8c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font-size="12pt" fo:font-weight="bold" officeooo:rsid="001bb8df" officeooo:paragraph-rsid="001bb8df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font-size="12pt" fo:font-weight="bold" officeooo:rsid="001ffe6f" officeooo:paragraph-rsid="001ffe6f" style:font-size-asian="12pt" style:font-weight-asian="bold" style:font-size-complex="12pt"/>
    </style:style>
    <style:style style:name="P11" style:family="paragraph" style:parent-style-name="Standard">
      <style:paragraph-properties fo:margin-left="1.27cm" fo:margin-right="0cm" fo:margin-top="0cm" fo:margin-bottom="0.212cm" loext:contextual-spacing="false" fo:line-height="100%" fo:text-align="justify" style:justify-single-word="false" fo:text-indent="0cm" style:auto-text-indent="false"/>
      <style:text-properties fo:font-size="12pt" fo:font-weight="bold" officeooo:rsid="000e023d" officeooo:paragraph-rsid="000f6812" style:font-size-asian="12pt" style:language-asian="en" style:country-asian="IN" style:font-weight-asian="bold" style:font-size-complex="12pt"/>
    </style:style>
    <style:style style:name="P12" style:family="paragraph" style:parent-style-name="Standard">
      <loext:graphic-properties draw:fill="solid" draw:fill-color="#ffffff"/>
      <style:paragraph-properties fo:margin-left="2.54cm" fo:margin-right="0cm" fo:margin-top="0cm" fo:margin-bottom="0.212cm" loext:contextual-spacing="true" fo:line-height="100%" fo:text-align="justify" style:justify-single-word="false" fo:text-indent="1.27cm" style:auto-text-indent="false" fo:background-color="#ffffff"/>
      <style:text-properties fo:color="#000000" fo:font-size="12pt" fo:font-weight="bold" officeooo:rsid="0010afc0" officeooo:paragraph-rsid="0010afc0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 fo:background-color="#ffffff"/>
      <style:text-properties fo:color="#000000" fo:font-size="12pt" fo:font-weight="bold" officeooo:rsid="00111fee" officeooo:paragraph-rsid="00111fee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P14" style:family="paragraph" style:parent-style-name="Standard">
      <loext:graphic-properties draw:fill="solid" draw:fill-color="#ffffff"/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 fo:background-color="#ffffff"/>
      <style:text-properties fo:color="#000000" fo:font-size="12pt" fo:font-weight="bold" officeooo:rsid="000e023d" officeooo:paragraph-rsid="00111fee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P15" style:family="paragraph" style:parent-style-name="List_20_Paragraph">
      <style:paragraph-properties fo:margin-top="0cm" fo:margin-bottom="0.212cm" loext:contextual-spacing="true" fo:line-height="100%" fo:text-align="justify" style:justify-single-word="false"/>
      <style:text-properties fo:font-size="12pt" fo:font-weight="bold" officeooo:rsid="000e023d" officeooo:paragraph-rsid="000e023d" style:font-size-asian="12pt" style:font-weight-asian="bold" style:font-size-complex="12pt"/>
    </style:style>
    <style:style style:name="P16" style:family="paragraph" style:parent-style-name="List_20_Paragraph"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paragraph-rsid="000f6812" style:font-size-asian="12pt" style:font-weight-asian="bold" style:font-size-complex="12pt"/>
    </style:style>
    <style:style style:name="P17" style:family="paragraph" style:parent-style-name="List_20_Paragraph"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paragraph-rsid="0010afc0" style:font-size-asian="12pt" style:font-weight-asian="bold" style:font-size-complex="12pt"/>
    </style:style>
    <style:style style:name="P18" style:family="paragraph" style:parent-style-name="List_20_Paragraph"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111fee" officeooo:paragraph-rsid="00111fee" style:font-size-asian="12pt" style:font-weight-asian="bold" style:font-size-complex="12pt"/>
    </style:style>
    <style:style style:name="P19" style:family="paragraph" style:parent-style-name="List_20_Paragraph"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0e023d" officeooo:paragraph-rsid="000f6812" style:font-size-asian="12pt" style:language-asian="en" style:country-asian="IN" style:font-weight-asian="bold" style:font-size-complex="12pt"/>
    </style:style>
    <style:style style:name="P20" style:family="paragraph" style:parent-style-name="List_20_Paragraph"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0f6812" officeooo:paragraph-rsid="000f6812" style:font-size-asian="12pt" style:language-asian="en" style:country-asian="IN" style:font-weight-asian="bold" style:font-size-complex="12pt"/>
    </style:style>
    <style:style style:name="P21" style:family="paragraph" style:parent-style-name="List_20_Paragraph">
      <loext:graphic-properties draw:fill="solid" draw:fill-color="#ffffff"/>
      <style:paragraph-properties fo:margin-left="3.81cm" fo:margin-right="0cm" fo:margin-top="0cm" fo:margin-bottom="0.212cm" loext:contextual-spacing="true" fo:line-height="100%" fo:text-align="justify" style:justify-single-word="false" fo:text-indent="0cm" style:auto-text-indent="false" fo:background-color="#ffffff"/>
      <style:text-properties fo:color="#000000" fo:font-size="12pt" fo:font-weight="bold" officeooo:rsid="0010afc0" officeooo:paragraph-rsid="00111fee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P22" style:family="paragraph" style:parent-style-name="List_20_Paragraph">
      <style:paragraph-properties fo:margin-left="0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10afc0" officeooo:paragraph-rsid="0010afc0" style:font-size-asian="12pt" style:language-asian="en" style:country-asian="IN" style:font-weight-asian="bold" style:font-size-complex="12pt"/>
    </style:style>
    <style:style style:name="P23" style:family="paragraph" style:parent-style-name="List_20_Paragraph">
      <loext:graphic-properties draw:fill="solid" draw:fill-color="#ffffff"/>
      <style:paragraph-properties fo:margin-left="0cm" fo:margin-right="0cm" fo:margin-top="0cm" fo:margin-bottom="0.212cm" loext:contextual-spacing="true" fo:line-height="100%" fo:text-align="justify" style:justify-single-word="false" fo:text-indent="0cm" style:auto-text-indent="false" fo:background-color="#ffffff"/>
      <style:text-properties fo:color="#000000" fo:font-size="12pt" fo:font-weight="bold" officeooo:rsid="00123155" officeooo:paragraph-rsid="00123155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P24" style:family="paragraph" style:parent-style-name="List_20_Paragraph">
      <style:paragraph-properties fo:margin-left="0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139597" officeooo:paragraph-rsid="00139597" style:font-size-asian="12pt" style:language-asian="en" style:country-asian="IN" style:font-weight-asian="bold" style:font-size-complex="12pt"/>
    </style:style>
    <style:style style:name="P25" style:family="paragraph" style:parent-style-name="List_20_Paragraph">
      <style:paragraph-properties fo:margin-left="0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148598" officeooo:paragraph-rsid="00148598" style:font-size-asian="12pt" style:language-asian="en" style:country-asian="IN" style:font-weight-asian="bold" style:font-size-complex="12pt"/>
    </style:style>
    <style:style style:name="P26" style:family="paragraph" style:parent-style-name="List_20_Paragraph">
      <style:paragraph-properties fo:margin-left="0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1671cb" officeooo:paragraph-rsid="001671cb" style:font-size-asian="12pt" style:language-asian="en" style:country-asian="IN" style:font-weight-asian="bold" style:font-size-complex="12pt"/>
    </style:style>
    <style:style style:name="P27" style:family="paragraph" style:parent-style-name="List_20_Paragraph">
      <style:paragraph-properties fo:margin-left="0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177602" officeooo:paragraph-rsid="00177602" style:font-size-asian="12pt" style:language-asian="en" style:country-asian="IN" style:font-weight-asian="bold" style:font-size-complex="12pt"/>
    </style:style>
    <style:style style:name="P28" style:family="paragraph" style:parent-style-name="List_20_Paragraph">
      <style:paragraph-properties fo:margin-left="0cm" fo:margin-right="0cm" fo:margin-top="0cm" fo:margin-bottom="0.212cm" loext:contextual-spacing="true" fo:line-height="100%" fo:text-align="justify" style:justify-single-word="false" fo:text-indent="0cm" style:auto-text-indent="false"/>
      <style:text-properties fo:font-size="12pt" fo:font-weight="bold" officeooo:rsid="00189e38" officeooo:paragraph-rsid="00189e38" style:font-size-asian="12pt" style:language-asian="en" style:country-asian="IN" style:font-weight-asian="bold" style:font-size-complex="12pt"/>
    </style:style>
    <style:style style:name="T1" style:family="text">
      <style:text-properties fo:font-size="12pt" fo:font-weight="bold" style:font-size-asian="12pt" style:language-asian="en" style:country-asian="IN" style:font-weight-asian="bold" style:font-size-complex="12pt"/>
    </style:style>
    <style:style style:name="T2" style:family="text">
      <style:text-properties fo:font-size="12pt" fo:font-weight="bold" officeooo:rsid="000f6812" style:font-size-asian="12pt" style:language-asian="en" style:country-asian="IN" style:font-weight-asian="bold" style:font-size-complex="12pt"/>
    </style:style>
    <style:style style:name="T3" style:family="text">
      <style:text-properties fo:color="#000000" fo:font-size="12pt" fo:font-weight="bold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T4" style:family="text">
      <style:text-properties fo:color="#000000" fo:font-size="12pt" fo:font-weight="bold" officeooo:rsid="001152ca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T5" style:family="text">
      <style:text-properties officeooo:rsid="0018b98b"/>
    </style:style>
    <style:style style:name="T6" style:family="text">
      <style:text-properties officeooo:rsid="001d6f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PARTITIONING</text:p>
      <text:p text:style-name="P6"/>
      <text:p text:style-name="P5">Create table batting(col string);</text:p>
      <text:p text:style-name="P4"/>
      <text:p text:style-name="P4">load data local inpath '/home/shubham/Desktop/Batting.csv' overwrite into table batting;</text:p>
      <text:p text:style-name="P4"/>
      <text:p text:style-name="P7">create table batting2 (playerid string,year int,runs int);</text:p>
      <text:p text:style-name="P15">insert overwrite table batting2 SELECT regexp_extract (col, '^(?:([^,]*)\,?){1}',1) playerid,regexp_extract (col, '^(?:([^,]*)\,?){2}',1) year,regexp_extract (col, '^(?:([^,]*)\,?){9}',1) runs from batting ;</text:p>
      <text:p text:style-name="P15"/>
      <text:p text:style-name="P15">select * from batting2;</text:p>
      <text:p text:style-name="P15"/>
      <text:p text:style-name="P11">SELECT a.year, a.playerid, a.runs from batting2 a JOIN (SELECT year, max(runs) runs FROM batting2 GROUP BY year) b ON (a.year = b.year AND a.runs = b.runs);</text:p>
      <text:p text:style-name="P11"/>
      <text:p text:style-name="P16">create table batting_part1 (playerid string)</text:p>
      <text:p text:style-name="P19">partitioned by (year string); </text:p>
      <text:p text:style-name="P19"/>
      <text:p text:style-name="P19">set hive.exec.dynamic.partition.mode=nonstrict;</text:p>
      <text:p text:style-name="P19"/>
      <text:p text:style-name="P16">insert overwrite table batting_part1 partition (year)</text:p>
      <text:p text:style-name="P16">select playerid,year from batting2</text:p>
      <text:p text:style-name="P2"><text:span text:style-name="T1">where year between </text:span><text:span text:style-name="T2">2000 and 2011;</text:span></text:p>
      <text:p text:style-name="P20"/>
      <text:p text:style-name="P20"/>
      <text:p text:style-name="P20"/>
      <text:p text:style-name="P20"/>
      <text:p text:style-name="P20"/>
      <text:p text:style-name="P1"><text:span text:style-name="T2">B</text:span><text:span text:style-name="T1">UCKETING</text:span></text:p>
      <text:p text:style-name="P22"/>
      <text:p text:style-name="P12">set hive.enforce.bucketing=true;</text:p>
      <text:p text:style-name="P12"/>
      <text:p text:style-name="P18">create table sample1 (country String,code String,year int,population bigint) row format delimited fields terminated by ',';</text:p>
      <text:p text:style-name="P21"/>
      <text:p text:style-name="P13">load data local inpath '/home/shubham/Desktop/sample.txt' overwrite into table sample1;</text:p>
      <text:p text:style-name="P13"/>
      <text:p text:style-name="P3"><text:span text:style-name="T3">create table bucket</text:span><text:span text:style-name="T4">12</text:span><text:span text:style-name="T3"> (country String,code String,year int,population bigint) clustered by (year) into 5 buckets;</text:span></text:p>
      <text:p text:style-name="P13"/>
      <text:p text:style-name="P3"><text:span text:style-name="T3">insert overwrite table bucket</text:span><text:span text:style-name="T4">12</text:span><text:span text:style-name="T3"> select * from sample1;</text:span></text:p>
      <text:p text:style-name="P13"/>
      <text:p text:style-name="P3"><text:span text:style-name="T3">select * from bucket</text:span><text:span text:style-name="T4">12</text:span><text:span text:style-name="T3"> sample1(bucket 3 out of 5 on year);</text:span></text:p>
      <text:p text:style-name="P13"/>
      <text:p text:style-name="P14"/>
      <text:p text:style-name="P14"/>
      <text:p text:style-name="P21"><text:soft-page-break/></text:p>
      <text:p text:style-name="P23">JOIN</text:p>
      <text:p text:style-name="P23"/>
      <text:p text:style-name="P23">create table productname(pname varchar(50),usern varchar(50),unit int) row format delimited fields terminated by ',' ;</text:p>
      <text:p text:style-name="P20"/>
      <text:p text:style-name="P24">create table user1(usern varchar(50),city varchar(50),phone bigint) row format delimited fields terminated by ',' ;</text:p>
      <text:p text:style-name="P24"/>
      <text:p text:style-name="P24">create table price(productn varchar(50),pr float) row format delimited fields terminated by ',' ;</text:p>
      <text:p text:style-name="P24"/>
      <text:p text:style-name="P24">load data local inpath '/home/shubham/Desktop/product.txt' overwrite into table productname;</text:p>
      <text:p text:style-name="P24"/>
      <text:p text:style-name="P25">load data local inpath '/home/shubham/Desktop/user.txt' overwrite into table user1;</text:p>
      <text:p text:style-name="P25"/>
      <text:p text:style-name="P26">select productname.* , user1.* from productname join user1 on (productname.usern=user1.usern);</text:p>
      <text:p text:style-name="P26"/>
      <text:p text:style-name="P26">select p.* , u.* from productname p left outer join user1 u on (p.usern=u.usern);</text:p>
      <text:p text:style-name="P26"/>
      <text:p text:style-name="P26">select p.* , u.* from productname p right outer join user1 u on (p.usern=u.usern);</text:p>
      <text:p text:style-name="P26"/>
      <text:p text:style-name="P27">select p.* , u.* from productname p full outer join user1 u on (p.usern=u.usern);</text:p>
      <text:p text:style-name="P27"/>
      <text:p text:style-name="P28">select /* + MAPJOIN(u) */ p.* , u.* from productname p full outer join user1 u on (p.usern=u.usern);</text:p>
      <text:p text:style-name="P17"/>
      <text:p text:style-name="P15"/>
      <text:p text:style-name="P15"/>
      <text:p text:style-name="P7"><text:s text:c="13"/><text:span text:style-name="T5">ACID</text:span></text:p>
      <text:p text:style-name="P7"/>
      <text:p text:style-name="P8">set hive.support.concurrency = true;</text:p>
      <text:p text:style-name="P8"><text:s/></text:p>
      <text:p text:style-name="P8">set hive.enforce.bucketing = true;</text:p>
      <text:p text:style-name="P8"><text:s/></text:p>
      <text:p text:style-name="P8">set hive.exec.dynamic.partition.mode = nonstrict;</text:p>
      <text:p text:style-name="P8"><text:s/></text:p>
      <text:p text:style-name="P8">set hive.txn.manager = org.apache.hadoop.hive.ql.lockmgr.DbTxnManager;</text:p>
      <text:p text:style-name="P8"><text:s/></text:p>
      <text:p text:style-name="P8">set hive.compactor.initiator.on = true;</text:p>
      <text:p text:style-name="P8"><text:s/></text:p>
      <text:p text:style-name="P8">set hive.compactor.worker.threads = a positive number on at least one instance of the Thrift metastore service;</text:p>
      <text:p text:style-name="P8"/>
      <text:p text:style-name="P8"><text:soft-page-break/></text:p>
      <text:p text:style-name="P8">CREATE TABLE college(clg_id int,clg_name string,clg_loc string) clustered by (clg_id) into 5 buckets stored as orc TBLPROPERTIES('transactional'='true');</text:p>
      <text:p text:style-name="P8"/>
      <text:p text:style-name="P9">UPDATE college set clg_name = 'IIT' where clg_id = 6;</text:p>
      <text:p text:style-name="P9"/>
      <text:p text:style-name="P9"/>
      <text:p text:style-name="P9"><text:s text:c="12"/><text:span text:style-name="T6">SERDE</text:span></text:p>
      <text:p text:style-name="P9"/>
      <text:p text:style-name="P10">CREATE TABLE e_name (</text:p>
      <text:p text:style-name="P10"><text:s text:c="2"/>product string,</text:p>
      <text:p text:style-name="P10"><text:s text:c="2"/>version double,</text:p>
      <text:p text:style-name="P10"><text:s text:c="2"/>releasedate string,</text:p>
      <text:p text:style-name="P10"><text:s text:c="2"/>demo boolean,</text:p>
      <text:p text:style-name="P10"><text:s text:c="2"/>person struct&lt;dateofbirth:string, email:array&lt;string&gt;, id:int, name:string, phones:struct&lt;home:string, mobile:string&gt;, registered:boolean&gt;</text:p>
      <text:p text:style-name="P10"><text:s text:c="2"/>)</text:p>
      <text:p text:style-name="P10">ROW FORMAT SERDE 'com.cloudera.hive.serde.JSONSerDe' ;</text:p>
      <text:p text:style-name="P10"/>
      <text:p text:style-name="P10"/>
      <text:p text:style-name="P10">create table xml_bank(</text:p>
      <text:p text:style-name="P10"><text:s text:c="2"/>customer_id string,</text:p>
      <text:p text:style-name="P10"><text:s text:c="2"/>income bigint,</text:p>
      <text:p text:style-name="P10"><text:s text:c="2"/>demographics map&lt;string,string&gt;,</text:p>
      <text:p text:style-name="P10"><text:s text:c="2"/>financial map&lt;string,string&gt;)</text:p>
      <text:p text:style-name="P10">ROW FORMAT SERDE 'com.ibm.spss.hive.serde2.xml.XmlSerDe'</text:p>
      <text:p text:style-name="P10">WITH SERDEPROPERTIES (</text:p>
      <text:p text:style-name="P10">"column.xpath.customer_id"="/record/@customer_id",</text:p>
      <text:p text:style-name="P10">"column.xpath.income"="/record/income/text()",</text:p>
      <text:p text:style-name="P10">"column.xpath.demographics"="/record/demographics/*",</text:p>
      <text:p text:style-name="P10">"column.xpath.financial"="/record/financial/*"</text:p>
      <text:p text:style-name="P10">)</text:p>
      <text:p text:style-name="P10">STORED AS </text:p>
      <text:p text:style-name="P10">INPUTFORMAT 'com.ibm.spss.hive.serde2.xml.XmlInputFormat'</text:p>
      <text:p text:style-name="P10">OUTPUTFORMAT 'org.apache.hadoop.hive.ql.io.IgnoreKeyTextOutputFormat'</text:p>
      <text:p text:style-name="P10">TBLPROPERTIES(</text:p>
      <text:p text:style-name="P10">"xmlinput.start"="&lt;record customer",</text:p>
      <text:p text:style-name="P10"><text:soft-page-break/>"xmlinput.end"="&lt;/record&gt;"</text:p>
      <text:p text:style-name="P10"/>
      <text:p text:style-name="P10">);</text:p>
      <text:p text:style-name="P10"/>
      <text:p text:style-name="P10">load data local inpath '/home/shubham/Desktop/serde/cust.xml' into table xml_bank;</text:p>
      <text:p text:style-name="P10"/>
      <text:p text:style-name="P10">select customer_id, income demographics, financial from xml_bank limit 1;</text:p>
      <text:p text:style-name="P10"/>
      <text:p text:style-name="P10">select customer_id, income ,demographics["gender"], financial from xml_bank 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6:16:49.080248723</meta:creation-date>
    <dc:date>2017-06-27T19:30:16.110462450</dc:date>
    <meta:editing-duration>PT41M28S</meta:editing-duration>
    <meta:editing-cycles>12</meta:editing-cycles>
    <meta:generator>LibreOffice/5.1.2.2$Linux_X86_64 LibreOffice_project/10m0$Build-2</meta:generator>
    <meta:document-statistic meta:table-count="0" meta:image-count="0" meta:object-count="0" meta:page-count="4" meta:paragraph-count="76" meta:word-count="435" meta:character-count="3957" meta:non-whitespace-character-count="3541"/>
  </office:meta>
</office:document-meta>
</file>